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P" style:family="table-column">
      <style:table-column-properties style:column-width="1.824cm"/>
    </style:style>
    <style:style style:name="Tabella2.Q" style:family="table-column">
      <style:table-column-properties style:column-width="1.979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2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int(record[18])&gt;</text:placeholder></text:span><text:span text:style-name="T12"><text:placeholder text:placeholder-type="text">&lt;int(record[19])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15T15:45:44.298568933</dc:date>
    <dc:creator>thebrush </dc:creator>
    <meta:editing-duration>P1DT7H20M35S</meta:editing-duration>
    <meta:editing-cycles>215</meta:editing-cycles>
    <meta:document-statistic meta:table-count="1" meta:image-count="0" meta:object-count="0" meta:page-count="1" meta:paragraph-count="49" meta:word-count="116" meta:character-count="878" meta:non-whitespace-character-count="764"/>
  </office:meta>
</office:document-meta>
</file>